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ahoma" fo:font-size="12pt" fo:language="nb" fo:country="NO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Tahoma" fo:font-size="12pt" fo:language="nb" fo:country="NO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ahoma" fo:font-size="20pt" fo:language="nb" fo:country="NO" style:font-size-asian="20pt" style:font-size-complex="20pt"/>
    </style:style>
    <style:style style:name="P4" style:family="paragraph" style:parent-style-name="Standard">
      <style:paragraph-properties fo:line-height="150%"/>
      <style:text-properties style:font-name="Tahoma" fo:font-size="12pt" fo:language="nb" fo:country="NO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</style:style>
    <style:style style:name="T1" style:family="text">
      <style:text-properties style:font-name="Tahoma" fo:font-size="12pt" fo:language="nb" fo:country="NO" fo:font-weight="normal" style:font-size-asian="12pt" style:font-weight-asian="normal" style:font-size-complex="12pt" style:font-weight-complex="normal"/>
    </style:style>
    <style:style style:name="T2" style:family="text">
      <style:text-properties style:font-name="Tahoma" fo:font-size="12pt" fo:language="nb" fo:country="NO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ysbrytning i linser</text:p>
      <text:p text:style-name="P1">Navn:</text:p>
      <text:p text:style-name="P2">Torstein S. Ølberg</text:p>
      <text:p text:style-name="P1">Dato:</text:p>
      <text:p text:style-name="P2">8/2-2013</text:p>
      <text:p text:style-name="P1">Tegning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nsikt:</text:p>
      <text:p text:style-name="P2">Finne ut om linser faktisk påvirker lyset.</text:p>
      <text:p text:style-name="P5"><text:span text:style-name="T2">Utstyr: </text:span></text:p>
      <text:p text:style-name="P5"><text:span text:style-name="T1">Spaltelampe som avgir tre separate lysstråler</text:span></text:p>
      <text:p text:style-name="P5"><text:span text:style-name="T1">Konveks linse</text:span></text:p>
      <text:p text:style-name="P5"><text:span text:style-name="T1">Konkav linse</text:span></text:p>
      <text:p text:style-name="P5"><text:span text:style-name="T1">Papir</text:span></text:p>
      <text:p text:style-name="P5"><text:span text:style-name="T1">Blyant</text:span></text:p>
      <text:p text:style-name="P1">Hypotese: </text:p>
      <text:p text:style-name="P2">Jeg tror at lyset vil samles i den konvekse linsa og splittes fra hverandre i den konkave.</text:p>
      <text:p text:style-name="P1">Fremgangsmåte:</text:p>
      <text:p text:style-name="P2">Først lyste jeg gjennom den konvekse linsa og deretter den konkave.</text:p>
      <text:p text:style-name="P1">Resultat:</text:p>
      <text:p text:style-name="P2">Den konkave linsa sprette lyset og den konvekse linsa samlet lyset.</text:p>
      <text:p text:style-name="P1">Konklusjon:</text:p>
      <text:p text:style-name="P2">Konvekse og konkave linser påvirker ly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nb" fo:country="NO" style:letter-kerning="true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29T08:12:17.45</meta:creation-date>
    <dc:date>2013-02-07T15:39:29.41</dc:date>
    <meta:editing-duration>PT31M5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22" meta:word-count="80" meta:character-count="513"/>
  </office:meta>
</office:document-meta>
</file>